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fo:text-align="center" style:justify-single-word="false"/>
    </style:style>
    <style:style style:name="P3" style:family="paragraph" style:parent-style-name="Text_20_body">
      <style:paragraph-properties fo:margin-top="0cm" fo:margin-bottom="0cm" loext:contextual-spacing="false" fo:text-align="justify" style:justify-single-word="false"/>
      <style:text-properties officeooo:rsid="001bb1f6" officeooo:paragraph-rsid="001bb1f6"/>
    </style:style>
    <style:style style:name="P4" style:family="paragraph" style:parent-style-name="Text_20_body">
      <style:paragraph-properties fo:margin-top="0cm" fo:margin-bottom="0cm" loext:contextual-spacing="false"/>
      <style:text-properties officeooo:rsid="00234a84" officeooo:paragraph-rsid="00254248"/>
    </style:style>
    <style:style style:name="P5" style:family="paragraph" style:parent-style-name="Text_20_body">
      <style:paragraph-properties fo:margin-top="0cm" fo:margin-bottom="0cm" loext:contextual-spacing="false"/>
      <style:text-properties officeooo:rsid="00266875" officeooo:paragraph-rsid="00254248"/>
    </style:style>
    <style:style style:name="P6" style:family="paragraph" style:parent-style-name="Text_20_body">
      <style:text-properties officeooo:rsid="0049156a" officeooo:paragraph-rsid="0049156a"/>
    </style:style>
    <style:style style:name="P7" style:family="paragraph" style:parent-style-name="Text_20_body">
      <style:paragraph-properties fo:text-align="justify" style:justify-single-word="false"/>
      <style:text-properties officeooo:rsid="0049156a" officeooo:paragraph-rsid="005083b8"/>
    </style:style>
    <style:style style:name="P8" style:family="paragraph" style:parent-style-name="Text_20_body">
      <style:text-properties officeooo:rsid="0049156a" officeooo:paragraph-rsid="0052fb48"/>
    </style:style>
    <style:style style:name="P9" style:family="paragraph" style:parent-style-name="Text_20_body">
      <style:text-properties officeooo:paragraph-rsid="005083b8"/>
    </style:style>
    <style:style style:name="P10" style:family="paragraph" style:parent-style-name="Text_20_body" style:list-style-name="L1">
      <style:paragraph-properties fo:margin-top="0cm" fo:margin-bottom="0cm" loext:contextual-spacing="false" fo:text-align="justify" style:justify-single-word="false"/>
      <style:text-properties officeooo:rsid="001bb1f6" officeooo:paragraph-rsid="001bb1f6"/>
    </style:style>
    <style:style style:name="P11" style:family="paragraph" style:parent-style-name="Text_20_body" style:list-style-name="L1">
      <style:paragraph-properties fo:margin-top="0cm" fo:margin-bottom="0cm" loext:contextual-spacing="false" fo:text-align="justify" style:justify-single-word="false"/>
      <style:text-properties officeooo:rsid="001247c4" officeooo:paragraph-rsid="001bb1f6"/>
    </style:style>
    <style:style style:name="P12" style:family="paragraph" style:parent-style-name="Heading_20_3">
      <style:text-properties officeooo:rsid="000b90e5" officeooo:paragraph-rsid="002ebdad"/>
    </style:style>
    <style:style style:name="P13" style:family="paragraph" style:parent-style-name="Heading_20_3" style:list-style-name="">
      <style:text-properties officeooo:rsid="0049156a" officeooo:paragraph-rsid="0049156a"/>
    </style:style>
    <style:style style:name="P14" style:family="paragraph" style:parent-style-name="Heading_20_3">
      <style:paragraph-properties fo:break-before="page"/>
      <style:text-properties officeooo:rsid="0049156a" officeooo:paragraph-rsid="0049156a"/>
    </style:style>
    <style:style style:name="P15" style:family="paragraph" style:parent-style-name="enonce" style:list-style-name="Numbering_20_1">
      <style:paragraph-properties fo:text-align="justify" style:justify-single-word="false"/>
      <style:text-properties officeooo:rsid="0049156a" officeooo:paragraph-rsid="0049156a"/>
    </style:style>
    <style:style style:name="P16" style:family="paragraph" style:parent-style-name="enonce">
      <style:paragraph-properties fo:text-align="justify" style:justify-single-word="false"/>
      <style:text-properties officeooo:rsid="00296557" officeooo:paragraph-rsid="00306965"/>
    </style:style>
    <style:style style:name="P17" style:family="paragraph" style:parent-style-name="enonce" style:list-style-name="Numbering_20_1">
      <style:paragraph-properties fo:text-align="justify" style:justify-single-word="false"/>
      <style:text-properties officeooo:rsid="003f96a1" officeooo:paragraph-rsid="003f96a1"/>
    </style:style>
    <style:style style:name="P18" style:family="paragraph" style:parent-style-name="enonce" style:list-style-name="Numbering_20_1">
      <style:paragraph-properties fo:text-align="justify" style:justify-single-word="false"/>
      <style:text-properties officeooo:rsid="003f96a1" officeooo:paragraph-rsid="004b1e3b"/>
    </style:style>
    <style:style style:name="P19" style:family="paragraph" style:parent-style-name="enonce" style:list-style-name="Numbering_20_1">
      <style:paragraph-properties fo:text-align="justify" style:justify-single-word="false"/>
      <style:text-properties officeooo:rsid="003f96a1" officeooo:paragraph-rsid="005083b8"/>
    </style:style>
    <style:style style:name="P20" style:family="paragraph" style:parent-style-name="enonce" style:list-style-name="Numbering_20_1">
      <style:paragraph-properties fo:text-align="justify" style:justify-single-word="false"/>
      <style:text-properties officeooo:rsid="003f96a1" officeooo:paragraph-rsid="0051f5f0"/>
    </style:style>
    <style:style style:name="P21" style:family="paragraph" style:parent-style-name="enonce" style:list-style-name="">
      <style:paragraph-properties fo:text-align="justify" style:justify-single-word="false"/>
      <style:text-properties officeooo:rsid="003f96a1" officeooo:paragraph-rsid="004b1e3b"/>
    </style:style>
    <style:style style:name="P22" style:family="paragraph" style:parent-style-name="enonce" style:list-style-name="Numbering_20_1">
      <style:paragraph-properties fo:text-align="start" style:justify-single-word="false"/>
      <style:text-properties officeooo:rsid="003f96a1" officeooo:paragraph-rsid="004aba83"/>
    </style:style>
    <style:style style:name="P23" style:family="paragraph" style:parent-style-name="enonce" style:list-style-name="">
      <style:paragraph-properties fo:text-align="justify" style:justify-single-word="false"/>
      <style:text-properties officeooo:paragraph-rsid="003f96a1"/>
    </style:style>
    <style:style style:name="P24" style:family="paragraph" style:parent-style-name="enonce" style:list-style-name="Numbering_20_1">
      <style:paragraph-properties fo:text-align="justify" style:justify-single-word="false"/>
      <style:text-properties officeooo:paragraph-rsid="005083b8"/>
    </style:style>
    <style:style style:name="P25" style:family="paragraph" style:parent-style-name="enonce" style:list-style-name="Numbering_20_1">
      <style:paragraph-properties fo:text-align="justify" style:justify-single-word="false"/>
      <style:text-properties officeooo:rsid="0044a7ee" officeooo:paragraph-rsid="004b1e3b"/>
    </style:style>
    <style:style style:name="P26" style:family="paragraph" style:parent-style-name="enonce" style:list-style-name="Numbering_20_1">
      <style:paragraph-properties fo:text-align="justify" style:justify-single-word="false"/>
      <style:text-properties officeooo:rsid="0051f5f0" officeooo:paragraph-rsid="0051f5f0"/>
    </style:style>
    <style:style style:name="P27" style:family="paragraph" style:parent-style-name="enonce" style:list-style-name="Numbering_20_1">
      <style:paragraph-properties fo:text-align="justify" style:justify-single-word="false"/>
      <style:text-properties officeooo:rsid="0051f5f0" officeooo:paragraph-rsid="0052fb48"/>
    </style:style>
    <style:style style:name="P28" style:family="paragraph" style:parent-style-name="enonce" style:list-style-name="Numbering_20_1">
      <style:paragraph-properties fo:text-align="justify" style:justify-single-word="false"/>
      <style:text-properties officeooo:rsid="0041fbd9" officeooo:paragraph-rsid="0052fb48"/>
    </style:style>
    <style:style style:name="P29" style:family="paragraph" style:parent-style-name="enonce" style:list-style-name="Numbering_20_1">
      <style:paragraph-properties fo:text-align="justify" style:justify-single-word="false"/>
      <style:text-properties officeooo:rsid="005308d8" officeooo:paragraph-rsid="005591f7"/>
    </style:style>
    <style:style style:name="P30" style:family="paragraph" style:parent-style-name="enonce" style:list-style-name="Numbering_20_1">
      <style:paragraph-properties fo:text-align="justify" style:justify-single-word="false"/>
      <style:text-properties officeooo:rsid="005591f7" officeooo:paragraph-rsid="005591f7"/>
    </style:style>
    <style:style style:name="T1" style:family="text">
      <style:text-properties officeooo:rsid="001bb1f6"/>
    </style:style>
    <style:style style:name="T2" style:family="text">
      <style:text-properties officeooo:rsid="001c841d"/>
    </style:style>
    <style:style style:name="T3" style:family="text">
      <style:text-properties fo:color="#ff0000" fo:font-weight="bold" style:font-size-asian="10.5pt" style:font-weight-asian="bold" style:font-weight-complex="bold"/>
    </style:style>
    <style:style style:name="T4" style:family="text">
      <style:text-properties officeooo:rsid="002cec66"/>
    </style:style>
    <style:style style:name="T5" style:family="text">
      <style:text-properties officeooo:rsid="003de6dc"/>
    </style:style>
    <style:style style:name="T6" style:family="text">
      <style:text-properties officeooo:rsid="0049156a"/>
    </style:style>
    <style:style style:name="T7" style:family="text">
      <style:text-properties officeooo:rsid="004aba83"/>
    </style:style>
    <style:style style:name="T8" style:family="text">
      <style:text-properties officeooo:rsid="004b1e3b"/>
    </style:style>
    <style:style style:name="T9" style:family="text">
      <style:text-properties fo:font-style="italic" style:font-style-asian="italic" style:font-style-complex="italic"/>
    </style:style>
    <style:style style:name="T10" style:family="text">
      <style:text-properties fo:font-style="italic" officeooo:rsid="004b1e3b" style:font-style-asian="italic" style:font-style-complex="italic"/>
    </style:style>
    <style:style style:name="T11" style:family="text">
      <style:text-properties officeooo:rsid="004de71b"/>
    </style:style>
    <style:style style:name="T12" style:family="text">
      <style:text-properties officeooo:rsid="003f96a1"/>
    </style:style>
    <style:style style:name="T13" style:family="text">
      <style:text-properties officeooo:rsid="0051f5f0"/>
    </style:style>
    <style:style style:name="T14" style:family="text">
      <style:text-properties officeooo:rsid="0052fb48"/>
    </style:style>
    <style:style style:name="T15" style:family="text">
      <style:text-properties officeooo:rsid="005591f7"/>
    </style:style>
    <style:style style:name="T16" style:family="text">
      <style:text-properties officeooo:rsid="005877c8"/>
    </style:style>
    <style:style style:name="T17" style:family="text">
      <style:text-properties officeooo:rsid="0044d134"/>
    </style:style>
    <style:style style:name="T18" style:family="text">
      <style:text-properties officeooo:rsid="005c46a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Session 2</text:span>, <text:span text:style-name="T5">Master 1 MIASHS, 6 juin 2016, 2h</text:span></text:p>
      <text:p text:style-name="P1"/>
      <text:p text:style-name="P1">Prénom, nom :</text:p>
      <text:p text:style-name="P1"/>
      <text:p text:style-name="P3">À faire :</text:p>
      <text:list xml:id="list4675347630441233554" text:style-name="L1">
        <text:list-item>
          <text:p text:style-name="P10">dans le nom de ce fichier, vous changez Prenom et Nom par votre prénom et votre nom ;</text:p>
        </text:list-item>
        <text:list-item>
          <text:p text:style-name="P11"><text:span text:style-name="T1">v</text:span>ous répondez dans ce fichier ; <text:span text:style-name="T4">vos réponses s'affichent en noir.</text:span></text:p>
        </text:list-item>
        <text:list-item>
          <text:p text:style-name="P11"><text:span text:style-name="T1">à</text:span> l'issue du contrôle, vous envoyez le <text:span text:style-name="T3">pdf</text:span> de ce fichier à philippe.preux@univ-lille<text:span text:style-name="T2">3</text:span>.fr</text:p>
        </text:list-item>
      </text:list>
      <text:p text:style-name="Horizontal_20_Line"/>
      <text:list xml:id="list7034845011285467919" text:style-name="Numbering_20_1">
        <text:list-header>
          <text:p text:style-name="P15">L'épreuve se compose de deux parties, l'une sur le cours de Mr Dimitrakakis, l'autre sur le cours de Mr Preux. <text:span text:style-name="T18">Les deux parties sont indépendantes ; vous pouvez les traiter dans l’ordre que vous préférez.</text:span></text:p>
          <text:p text:style-name="P16"/>
        </text:list-header>
      </text:list>
      <text:h text:style-name="P12" text:outline-level="3">Exercice <text:span text:style-name="T6">1 (cours de Mr Dimitrakakis)</text:span></text:h>
      <text:list xml:id="list111954829089021" text:continue-numbering="true" text:style-name="Numbering_20_1">
        <text:list-header>
          <text:p text:style-name="P17">Chargez le fichier se trouvant à l'url</text:p>
          <text:list>
            <text:list-header>
              <text:p text:style-name="P22"><text:a xlink:type="simple" xlink:href="http://www.grappa.univ-lille3.fr/~ppreux/ensg/miashs/m1/session2.données.CD.csv" text:style-name="Internet_20_link" text:visited-style-name="Visited_20_Internet_20_Link">http://www.grappa.univ-lille3.fr/~ppreux/ensg/miashs/m1/</text:a><text:a xlink:type="simple" xlink:href="http://www.grappa.univ-lille3.fr/~ppreux/ensg/miashs/m1/session2.données.CD.csv" text:style-name="Internet_20_link" text:visited-style-name="Visited_20_Internet_20_Link"><text:span text:style-name="T7">session2.données.CD.csv</text:span></text:a></text:p>
            </text:list-header>
          </text:list>
        </text:list-header>
      </text:list>
      <text:p text:style-name="P21">Le dernier attribut (la colonne portant le numéro le plus élevé) correspond à la classe de la donnée. <text:span text:style-name="T8">Il indique si la carte de crédit d'un client est en défaut. </text:span>Tous les autres attributs sont quantitatifs <text:span text:style-name="T8">et représentent l'historique du client. L'agence de crédit voudrait savoir si c'est possible de prédire un <text:s/>défaut.</text:span></text:p>
      <text:p text:style-name="P23"/>
      <text:list xml:id="list111954892549405" text:continue-numbering="true" text:style-name="Numbering_20_1">
        <text:list-item>
          <text:p text:style-name="P18">Describe a method to partition the data to obtain an <text:span text:style-name="T9">unbiased estimate of the true classification error</text:span> of a classifier. <text:span text:style-name="T8">[Décrivez une méthode pour partitionner les données, si on veut obtenir une </text:span><text:span text:style-name="T10">estimation non biaisée de la véritable erreur</text:span><text:span text:style-name="T8"> de classification d'un classificateur.]</text:span></text:p>
        </text:list-item>
      </text:list>
      <text:p text:style-name="Text_20_body"/>
      <text:list xml:id="list111953999132273" text:continue-numbering="true" text:style-name="Numbering_20_1">
        <text:list-item>
          <text:p text:style-name="P18">Choosing one classifier, estimate its classification error on the data using the selected method. Describe how you apply to this particular dataset. Is your estimate of the classification error significantly lower than classifying by chance? In the light of your analysis, what do you recommend to the credit provider? <text:span text:style-name="T8">Choisissez un classificateur. Ensuite, estimer son erreur de classification sur les données à l'aide de la méthode choisie. <text:s/>[Detaillez les paramètres utilisés pour l'appliquer à ce jeu de données particulier. Votre estimation de l'erreur de classification est-il <text:s/>suffisament inférieur à la classification par hasard ? Compte tenu de votre analyse, que recommandez-vous au fournisseur de crédit ?]</text:span></text:p>
        </text:list-item>
      </text:list>
      <text:p text:style-name="P6"/>
      <text:list xml:id="list111954107497617" text:continue-numbering="true" text:style-name="Numbering_20_1">
        <text:list-item>
          <text:p text:style-name="P18">Describe a methodology for selecting a set of attributes which are most important for a good classification. <text:s/><text:span text:style-name="T8">[Décrivez une méthodologie pour selectionner l’ensemble des attributs les plus importants pour la classification.]</text:span></text:p>
        </text:list-item>
      </text:list>
      <text:p text:style-name="Text_20_body"/>
      <text:list xml:id="list111955227236614" text:continue-numbering="true" text:style-name="Numbering_20_1">
        <text:list-item>
          <text:p text:style-name="P25">Apply this methodology to select the most attributes in your dataset. Which are those attributes? What is the resulting classification error? What is your recommendation to the credit agency in the light of your analysis? [Appliquer cette méthode pour sélectionner les attributs les plus importants de votre ensemble de données. Quels sont ces attributs ? Quelle est l'erreur de classification resultant<text:span text:style-name="T11">e ?</text:span> Quelle est votre recommandation <text:span text:style-name="T11">à</text:span> l'agence d<text:span text:style-name="T11">e</text:span> crédit <text:span text:style-name="T11">suite à</text:span> votre analyse ?]</text:p>
        </text:list-item>
      </text:list>
      <text:h text:style-name="P13" text:outline-level="3"/>
      <text:h text:style-name="P14" text:outline-level="3">Exercice 2 (cours de Mr Preux)</text:h>
      <text:list xml:id="list111954042182773" text:continue-numbering="true" text:style-name="Numbering_20_1">
        <text:list-header>
          <text:p text:style-name="P19">Chargez le fichier se trouvant à l'url</text:p>
          <text:list>
            <text:list-header>
              <text:p text:style-name="P20"><text:a xlink:type="simple" xlink:href="http://www.grappa.univ-lille3.fr/~ppreux/ensg/miashs/m1/session2.données.PP.txt" office:name="http://www.grappa.univ-lille3.fr/~ppreux/ensg/miashs/m1/session2.données.PP.txt" text:style-name="Internet_20_link" text:visited-style-name="Visited_20_Internet_20_Link">http://www.grappa.univ-lille3.fr/~ppreux/ensg/miashs/m1/</text:a><text:a xlink:type="simple" xlink:href="http://www.grappa.univ-lille3.fr/~ppreux/ensg/miashs/m1/session2.données.PP.txt" office:name="http://www.grappa.univ-lille3.fr/~ppreux/ensg/miashs/m1/session2.données.PP.txt" text:style-name="Internet_20_link" text:visited-style-name="Visited_20_Internet_20_Link"><text:span text:style-name="T13">session2.données.PP.txt</text:span></text:a></text:p>
            </text:list-header>
          </text:list>
          <text:p text:style-name="P24"/>
        </text:list-header>
        <text:list-item>
          <text:p text:style-name="P19">comment faites-vous pour charger ce fichier dans R ?</text:p>
        </text:list-item>
      </text:list>
      <text:p text:style-name="P9"/>
      <text:list xml:id="list111955410363853" text:continue-numbering="true" text:style-name="Numbering_20_1">
        <text:list-item>
          <text:p text:style-name="P19">quelle<text:span text:style-name="T13">(s)</text:span> commande<text:span text:style-name="T13">(s)</text:span> R utilisez-vous pour connaître :</text:p>
          <text:p text:style-name="P19">le nombre de <text:span text:style-name="T16">données présentes dans ce fichier ?</text:span></text:p>
        </text:list-item>
      </text:list>
      <text:p text:style-name="P9"/>
      <text:list xml:id="list111954691243392" text:continue-numbering="true" text:style-name="Numbering_20_1">
        <text:list-header>
          <text:p text:style-name="P19">le nombre d’attributs ?</text:p>
        </text:list-header>
      </text:list>
      <text:p text:style-name="P9"/>
      <text:list xml:id="list111953366239851" text:continue-numbering="true" text:style-name="Numbering_20_1">
        <text:list-header>
          <text:p text:style-name="P19">le nom des attributs ?</text:p>
        </text:list-header>
      </text:list>
      <text:p text:style-name="P7"/>
      <text:list xml:id="list111953557560708" text:continue-numbering="true" text:style-name="Numbering_20_1">
        <text:list-item>
          <text:p text:style-name="P26">quelle(s) commande(s) R utilisez-vous pour :</text:p>
          <text:p text:style-name="P26">obtenir un graphique représentant l’attribut b en fonction de l’attribut a ? Vous mettrez des légendes pertinentes (titre du graphique et sur les axes).</text:p>
        </text:list-item>
      </text:list>
      <text:p text:style-name="Text_20_body"/>
      <text:list xml:id="list111953290038944" text:continue-numbering="true" text:style-name="Numbering_20_1">
        <text:list-header>
          <text:p text:style-name="P26">obtenir un histogramme de l’attribut b ? Vous mettrez une légende pertinente.</text:p>
        </text:list-header>
      </text:list>
      <text:p text:style-name="Text_20_body"/>
      <text:list xml:id="list111955117786718" text:continue-numbering="true" text:style-name="Numbering_20_1">
        <text:list-header>
          <text:p text:style-name="P27"><text:span text:style-name="T14">Insérer ci-dessous les deux graphiques.</text:span></text:p>
        </text:list-header>
      </text:list>
      <text:p text:style-name="P8"/>
      <text:list xml:id="list111954057374249" text:continue-numbering="true" text:style-name="Numbering_20_1">
        <text:list-item>
          <text:p text:style-name="P28">On veut réaliser une segmentation de ce jeu de données. Vous utilisez l'algorithme des k-moyennes. <text:span text:style-name="T17">Comment déterminez-vous le nombre de groupes ?</text:span></text:p>
        </text:list-item>
      </text:list>
      <text:p text:style-name="Text_20_body"/>
      <text:list xml:id="list111954642504045" text:continue-numbering="true" text:style-name="Numbering_20_1">
        <text:list-item>
          <text:p text:style-name="P29"><text:span text:style-name="T13">quelle(s) commande(s) R utilisez-vous pour r</text:span>éalise<text:span text:style-name="T15">r</text:span> un graphique des points dans le plan des attributs a et b en colorant chaque point en fonction de sa classe. Insére<text:span text:style-name="T15">r</text:span> le graphique obtenu ci-dessous. Conclusion ?</text:p>
        </text:list-item>
      </text:list>
      <text:p text:style-name="Text_20_body"/>
      <text:list xml:id="list111955389314544" text:continue-numbering="true" text:style-name="Numbering_20_1">
        <text:list-item>
          <text:p text:style-name="P30"><text:span text:style-name="T13">quelle(s) commande(s) R utilisez-vous pour réalise</text:span>r une segmentation hiérarchique du jeu de données ; découpez le jeu de données dans le même nombre de groupes que précédemment. Faites une table de contingence pour comparer le résultat des deux segmentations.</text:p>
        </text:list-item>
      </text:list>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Fallback1" style:font-family-asian="'Droid Sans Fallback'" style:font-family-generic-asian="modern" style:font-pitch-asian="fixed" style:font-size-asian="10pt" style:font-name-complex="Lohit Hindi2" style:font-family-complex="'Lohit Hindi'"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text-properties fo:color="#0000ff"/>
    </style:style>
    <style:style style:name="Numbering_20_1" style:display-name="Numbering 1" style:family="paragraph" style:parent-style-name="List" style:class="list" style:master-page-name="">
      <style:paragraph-properties fo:margin-left="0.635cm" fo:margin-right="0cm" fo:margin-top="0cm" fo:margin-bottom="0.212cm" loext:contextual-spacing="false" fo:text-align="justify" style:justify-single-word="false" fo:text-indent="-0.635cm" style:auto-text-indent="false" style:page-number="auto"/>
      <style:text-properties fo:color="#0000ff"/>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enonce" style:family="paragraph" style:parent-style-name="Text_20_body" style:list-style-name="Numbering_20_1" style:class="text">
      <style:paragraph-properties fo:margin-left="0cm" fo:margin-right="0cm" fo:margin-top="0cm" fo:margin-bottom="0cm" loext:contextual-spacing="false" fo:text-align="justify" style:justify-single-word="false" fo:text-indent="0cm" style:auto-text-indent="false"/>
      <style:text-properties fo:color="#0000ff" style:font-size-asian="10.5pt"/>
    </style:style>
    <style:style style:name="Numbering_20_Symbols" style:display-name="Numbering Symbols" style:family="text"/>
    <style:style style:name="User_20_Entry" style:display-name="User Entry" style:family="text">
      <style:text-properties style:font-name="Droid Sans Mono" fo:font-family="'Droid Sans Mono'" style:font-family-generic="modern" style:font-pitch="fixed" style:font-name-asian="Droid Sans Fallback1" style:font-family-asian="'Droid Sans Fallback'" style:font-family-generic-asian="modern" style:font-pitch-asian="fixed" style:font-name-complex="Lohit Hindi2" style:font-family-complex="'Lohit Hindi'"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Question "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preux </meta:initial-creator>
    <meta:creation-date>2013-01-06T16:02:36</meta:creation-date>
    <dc:date>2016-06-02T11:19:53.189795233</dc:date>
    <dc:creator>Philippe Preux</dc:creator>
    <meta:editing-duration>P13DT16H21M35S</meta:editing-duration>
    <meta:editing-cycles>89</meta:editing-cycles>
    <meta:generator>LibreOffice/5.1.2.2$Linux_X86_64 LibreOffice_project/10m0$Build-2</meta:generator>
    <meta:document-statistic meta:table-count="0" meta:image-count="0" meta:object-count="0" meta:page-count="2" meta:paragraph-count="30" meta:word-count="627" meta:character-count="4078" meta:non-whitespace-character-count="3490"/>
  </office:meta>
</office:document-meta>
</file>